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002cm" fo:margin-left="0cm" fo:margin-top="0cm" fo:margin-bottom="0cm" table:align="left" style:writing-mode="page"/>
    </style:style>
    <style:style style:name="Table1.A" style:family="table-column">
      <style:table-column-properties style:column-width="15.0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6cm" fo:border="none"/>
    </style:style>
    <style:style style:name="Table1.4" style:family="table-row">
      <style:table-row-properties style:row-height="0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.494cm" fo:margin-bottom="0.494cm" style:contextual-spacing="false" fo:line-height="100%" fo:orphans="0" fo:widows="0"/>
    </style:style>
    <style:style style:name="P3" style:family="paragraph" style:parent-style-name="Standard" style:list-style-name="WWNum6">
      <style:paragraph-properties fo:margin-top="0.494cm" fo:margin-bottom="0cm" style:contextual-spacing="false" fo:line-height="100%" fo:orphans="0" fo:widows="0"/>
    </style:style>
    <style:style style:name="P4" style:family="paragraph" style:parent-style-name="Standard" style:list-style-name="WWNum6">
      <style:paragraph-properties fo:margin-top="0cm" fo:margin-bottom="0.494cm" style:contextual-spacing="false" fo:line-height="100%" fo:orphans="0" fo:widows="0"/>
    </style:style>
    <style:style style:name="P5" style:family="paragraph" style:parent-style-name="Standard" style:list-style-name="WWNum6">
      <style:paragraph-properties fo:margin-top="0cm" fo:margin-bottom="0cm" style:contextual-spacing="false" fo:line-height="100%" fo:orphans="0" fo:widows="0"/>
    </style:style>
    <style:style style:name="P6" style:family="paragraph" style:parent-style-name="Standard" style:list-style-name="WWNum7">
      <style:paragraph-properties fo:margin-top="0.494cm" fo:margin-bottom="0cm" style:contextual-spacing="false" fo:line-height="100%" fo:orphans="0" fo:widows="0"/>
    </style:style>
    <style:style style:name="P7" style:family="paragraph" style:parent-style-name="Standard" style:list-style-name="WWNum7">
      <style:paragraph-properties fo:margin-top="0cm" fo:margin-bottom="0.494cm" style:contextual-spacing="false" fo:line-height="100%" fo:orphans="0" fo:widows="0"/>
    </style:style>
    <style:style style:name="P8" style:family="paragraph" style:parent-style-name="Standard" style:list-style-name="WWNum7">
      <style:paragraph-properties fo:margin-top="0cm" fo:margin-bottom="0cm" style:contextual-spacing="false" fo:line-height="100%" fo:orphans="0" fo:widows="0"/>
    </style:style>
    <style:style style:name="P9" style:family="paragraph" style:parent-style-name="Standard" style:list-style-name="WWNum9">
      <style:paragraph-properties fo:margin-top="0cm" fo:margin-bottom="0cm" style:contextual-spacing="false" fo:line-height="100%" fo:orphans="0" fo:widows="0"/>
    </style:style>
    <style:style style:name="P10" style:family="paragraph" style:parent-style-name="Standard" style:list-style-name="WWNum9">
      <style:paragraph-properties fo:margin-top="0cm" fo:margin-bottom="0.494cm" style:contextual-spacing="false" fo:line-height="100%" fo:orphans="0" fo:widows="0"/>
    </style:style>
    <style:style style:name="P11" style:family="paragraph" style:parent-style-name="Standard" style:list-style-name="WWNum9">
      <style:paragraph-properties fo:margin-top="0cm" fo:margin-bottom="0cm" style:contextual-spacing="false" fo:line-height="100%" fo:orphans="0" fo:widows="0"/>
    </style:style>
    <style:style style:name="P12" style:family="paragraph" style:parent-style-name="Standard">
      <style:paragraph-properties fo:margin-top="0cm" fo:margin-bottom="0.494cm" style:contextual-spacing="false" fo:line-height="100%" fo:orphans="0" fo:widows="0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>
      <style:paragraph-properties fo:margin-left="1.27cm" fo:margin-right="0cm" fo:margin-top="0.494cm" fo:margin-bottom="0cm" style:contextual-spacing="false" fo:line-height="100%" fo:orphans="0" fo:widows="0" fo:text-indent="0cm" style:auto-text-indent="false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language="es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span text:style-name="T1">Detalles de la tarea de esta unidad.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Enunciado.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2" loext:marker-style-name="T1"/>
            <text:p text:style-name="P2" loext:marker-style-name="T2"><text:span text:style-name="T2">Actividad 1.</text:span><text:span text:style-name="T2"/></text:p>
            <text:p text:style-name="P2" loext:marker-style-name="T1"><text:span text:style-name="T2"> </text:span><text:span text:style-name="T1">Instalar una máquina con Windows 10 en VirtualBox, obtener imagen ISO de Windows 10 Versión 2H2</text:span></text:p>
            <text:p text:style-name="P2" loext:marker-style-name="T1"><text:span text:style-name="T1">Se trata de seguir todos los pasos mostrados en el apartado I del tema. En resumen:</text:span><text:span text:style-name="T1"/></text:p>
            <text:list text:style-name="WWNum6">
              <text:list-item>
                <text:p text:style-name="P3" loext:marker-style-name="T1"><text:span text:style-name="T1">Instalar VirtualBox y Extension Pack</text:span><text:span text:style-name="T1"/></text:p>
              </text:list-item>
              <text:list-item>
                <text:p text:style-name="P5" loext:marker-style-name="T1"><text:span text:style-name="T1">Instalar Windows 10. Respetar los nombres y tamaños faciltados en la web de Windows</text:span><text:span text:style-name="T1"/></text:p>
              </text:list-item>
              <text:list-item>
                <text:p text:style-name="P5" loext:marker-style-name="T1"><text:span text:style-name="T1">Nombre máquina a crear: Windows10Sistemas<text:line-break/>Memoria RAM de 3GB si instalas 64 bits.<text:line-break/>Disco duro: 500GB<text:line-break/>Instalar Windows en una partición de 50GB<text:line-break/>Nombre usuario: “Inicial nombre+Apellido 1 del alumno”</text:span><text:span text:style-name="T1"/></text:p>
              </text:list-item>
              <text:list-item>
                <text:p text:style-name="P5" loext:marker-style-name="T1"><text:span text:style-name="T1">Instalar Guest Adittions</text:span><text:span text:style-name="T1"/></text:p>
              </text:list-item>
              <text:list-item>
                <text:p text:style-name="P4" loext:marker-style-name="T1"><text:span text:style-name="T1">Configurar una carpeta compartida “Compartir” entre máquina anfitrión y máquina huésped.</text:span><text:span text:style-name="T1"/></text:p>
              </text:list-item>
            </text:list>
            <text:p text:style-name="P2" loext:marker-style-name="T1"><text:span text:style-name="T2">Actividad 2.</text:span><text:span text:style-name="T1"> </text:span></text:p>
            <text:p text:style-name="P2" loext:marker-style-name="T1"><text:span text:style-name="T1">Manipulaciones en VirtualBox</text:span><text:span text:style-name="T1"/></text:p>
            <text:p text:style-name="P2" loext:marker-style-name="T1"><text:span text:style-name="T1">Realizar los 3 pasos siguientes (son 3 formas distintas de recuperar la máquina en un futuro)</text:span><text:span text:style-name="T1"/></text:p>
            <text:list text:style-name="WWNum7">
              <text:list-item>
                <text:p text:style-name="P6" loext:marker-style-name="T1"><text:span text:style-name="T1">Buscar archivo .vdi del disco duro de la máquina instalada. ¿Cuánto ocupa actualmente?<text:line-break/>Crear una carpeta BibliotecaVirtual en un disco externo, o donde guardes tus copias de seguridad, y copiar este archivo .vdi. De esta forma, siempre tendrás un disco duro virtual con Windows 10 instalado.</text:span><text:span text:style-name="T1"/></text:p>
              </text:list-item>
              <text:list-item>
                <text:p text:style-name="P8" loext:marker-style-name="T1"><text:span text:style-name="T1">Clonar la máquina en VirtualBox. Menú contextual en VirtualBox en el nombre de la máquina. Llamar al clon “Windows10_Reserva”. De esta forma, tendrás una máquina de cero clonada para cualquier módulo o práctica posterior. Comprueba que arranca, y apágala.<text:line-break/>Observa que el punto 1, tiene la ventaja de guardar el disco duro, de forma independiente a si tienes instalado VirtualBox. Este punto 2, sin embargo, tiene la ventaja de que ya son 2 máquinas distintas, con discos duros e identificadores de usuario distintos (UUID).</text:span><text:bookmark text:name="_GoBack"/><text:span text:style-name="T1"/></text:p>
              </text:list-item>
              <text:list-item>
                <text:p text:style-name="P7" loext:marker-style-name="T1"><text:span text:style-name="T1">Crear una instantánea de tu máquina Windows10Sistemas y llámala “RecienInstaladoWindows10”. De esta forma, si en otra unidad de trabajo posterior, deja de funcionar esta máquina, podríamos restaurar la instantánea.</text:span><text:span text:style-name="T1"/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5" loext:marker-style-name="T2"/>
            <text:p text:style-name="P15" loext:marker-style-name="T2"/>
            <text:p text:style-name="P1" loext:marker-style-name="T2"><text:span text:style-name="T2">Recursos necesarios para realizar la Tarea.</text:span><text:span text:style-name="T2"/></text:p>
          </table:table-cell>
        </table:table-row>
        <table:table-row table:style-name="Table1.4">
          <table:table-cell table:style-name="Table1.A1" office:value-type="string">
            <text:p text:style-name="P13" loext:marker-style-name="T1"/>
          </table:table-cell>
        </table:table-row>
        <text:soft-page-break/>
        <table:table-row table:style-name="Table1.1">
          <table:table-cell table:style-name="Table1.A1" office:value-type="string">
            <text:p text:style-name="P1" loext:marker-style-name="T2"><text:span text:style-name="T2">Consejos y recomendaciones.</text:span><text:span text:style-name="T2"/></text:p>
          </table:table-cell>
        </table:table-row>
        <table:table-row table:style-name="Table1.4">
          <table:table-cell table:style-name="Table1.A1" office:value-type="string"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Indicaciones de entrega.</text:span><text:span text:style-name="T2"/></text:p>
          </table:table-cell>
        </table:table-row>
        <table:table-row table:style-name="Table1.1">
          <table:table-cell table:style-name="Table1.A1" office:value-type="string">
            <text:list text:style-name="WWNum9">
              <text:list-item>
                <text:p text:style-name="P9" loext:marker-style-name="T1"><text:span text:style-name="T1">Se realizará la tarea, redactando los distintos ejercicios en un único documento de procesador de textos, que se subirá al aula virtual.</text:span><text:span text:style-name="T1"/></text:p>
              </text:list-item>
              <text:list-item>
                <text:p text:style-name="P9" loext:marker-style-name="T1"><text:span text:style-name="T1">El archivo se nombrará siguiendo las siguientes pautas apellido1_apellido2_nombre_SI04_Tarea. Asegúrate que el nombre no contenga la letra ñ, tildes ni caracteres especiales extraños</text:span><text:span text:style-name="T1"/></text:p>
              </text:list-item>
              <text:list-item>
                <text:p text:style-name="P10" loext:marker-style-name="T1"><text:span text:style-name="T1">Se debe subir en pdf, por ser un formato más universal que docx. Para ello:</text:span><text:span text:style-name="T1"/></text:p>
              </text:list-item>
            </text:list>
            <text:p text:style-name="P14" loext:marker-style-name="T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language="es" fo:country="ES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enlace_5f_centrado" style:display-name="enlace_centrado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utho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cense" style:family="text" style:parent-style-name="Default_20_Paragraph_20_Font"/>
    <style:style style:name="sep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dc:creator>Carlos</dc:creator>
    <meta:editing-cycles>4</meta:editing-cycles>
    <meta:creation-date>2023-11-20T15:05:00</meta:creation-date>
    <dc:date>2023-11-20T15:32:00</dc:date>
    <meta:editing-duration>PT5M</meta:editing-duration>
    <meta:generator>LibreOffice/7.5.9.2$Linux_X86_64 LibreOffice_project/50$Build-2</meta:generator>
    <meta:document-statistic meta:table-count="1" meta:image-count="0" meta:object-count="0" meta:page-count="2" meta:paragraph-count="22" meta:word-count="368" meta:character-count="2332" meta:non-whitespace-character-count="1995"/>
    <meta:user-defined meta:name="AppVersion">16.0000</meta:user-defined>
    <meta:template xlink:type="simple" xlink:actuate="onRequest" xlink:title="Normal.dotm" xlink:href=""/>
  </office:meta>
</office:document-meta>
</file>